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1.4132in"/>
    </style:style>
    <style:style style:name="Table1.C" style:family="table-column">
      <style:table-column-properties style:column-width="1.0188in"/>
    </style:style>
    <style:style style:name="Table1.D" style:family="table-column">
      <style:table-column-properties style:column-width="1.0181in"/>
    </style:style>
    <style:style style:name="Table1.F" style:family="table-column">
      <style:table-column-properties style:column-width="1.020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rsid="001a5d4c" officeooo:paragraph-rsid="001a5d4c" style:font-size-asian="18pt" style:font-size-complex="18pt"/>
    </style:style>
    <style:style style:name="P2" style:family="paragraph" style:parent-style-name="Text_20_body">
      <style:text-properties officeooo:rsid="001bfb71" officeooo:paragraph-rsid="001bfb71"/>
    </style:style>
    <style:style style:name="P3" style:family="paragraph" style:parent-style-name="Text_20_body">
      <style:text-properties officeooo:paragraph-rsid="00219648"/>
    </style:style>
    <style:style style:name="P4" style:family="paragraph" style:parent-style-name="Text_20_body">
      <style:text-properties officeooo:rsid="0025c692" officeooo:paragraph-rsid="0025c692"/>
    </style:style>
    <style:style style:name="P5" style:family="paragraph" style:parent-style-name="Text_20_body">
      <style:text-properties officeooo:rsid="002b33eb" officeooo:paragraph-rsid="002b33eb"/>
    </style:style>
    <style:style style:name="P6" style:family="paragraph" style:parent-style-name="Text_20_body">
      <style:text-properties officeooo:rsid="00308bfd" officeooo:paragraph-rsid="00308bfd"/>
    </style:style>
    <style:style style:name="P7" style:family="paragraph" style:parent-style-name="Text_20_body">
      <style:text-properties officeooo:rsid="0030e4d4" officeooo:paragraph-rsid="0030e4d4"/>
    </style:style>
    <style:style style:name="P8" style:family="paragraph" style:parent-style-name="Table_20_Contents">
      <style:text-properties officeooo:rsid="001a8a29" officeooo:paragraph-rsid="001a8a29"/>
    </style:style>
    <style:style style:name="P9" style:family="paragraph" style:parent-style-name="Table_20_Contents">
      <style:paragraph-properties fo:text-align="center" style:justify-single-word="false"/>
      <style:text-properties officeooo:rsid="001a8a29" officeooo:paragraph-rsid="001a8a29"/>
    </style:style>
    <style:style style:name="P10" style:family="paragraph" style:parent-style-name="Text_20_body" style:list-style-name="L1">
      <style:text-properties officeooo:rsid="001bfb71" officeooo:paragraph-rsid="001bfb71"/>
    </style:style>
    <style:style style:name="P11" style:family="paragraph" style:parent-style-name="Text_20_body" style:list-style-name="L2">
      <style:text-properties officeooo:rsid="001bfb71" officeooo:paragraph-rsid="001bfb71"/>
    </style:style>
    <style:style style:name="P12" style:family="paragraph" style:parent-style-name="Text_20_body" style:list-style-name="L3">
      <style:text-properties officeooo:rsid="0021d46e" officeooo:paragraph-rsid="0021d46e"/>
    </style:style>
    <style:style style:name="P13" style:family="paragraph" style:parent-style-name="Text_20_body" style:list-style-name="L3">
      <style:text-properties officeooo:rsid="0021d46e" officeooo:paragraph-rsid="00236641"/>
    </style:style>
    <style:style style:name="P14" style:family="paragraph" style:parent-style-name="Text_20_body" style:list-style-name="L3">
      <style:text-properties officeooo:rsid="0023cf0e" officeooo:paragraph-rsid="0023cf0e"/>
    </style:style>
    <style:style style:name="P15" style:family="paragraph" style:parent-style-name="Text_20_body" style:list-style-name="L3">
      <style:text-properties officeooo:rsid="0025c692" officeooo:paragraph-rsid="0025c692"/>
    </style:style>
    <style:style style:name="P16" style:family="paragraph" style:parent-style-name="Text_20_body" style:list-style-name="L4">
      <style:text-properties officeooo:rsid="0029f2b0" officeooo:paragraph-rsid="0029f2b0"/>
    </style:style>
    <style:style style:name="P17" style:family="paragraph" style:parent-style-name="Text_20_body" style:list-style-name="L4">
      <style:text-properties officeooo:rsid="002b33eb" officeooo:paragraph-rsid="002b33eb"/>
    </style:style>
    <style:style style:name="P18" style:family="paragraph" style:parent-style-name="Text_20_body" style:list-style-name="L5">
      <style:text-properties officeooo:rsid="0030e4d4" officeooo:paragraph-rsid="0030e4d4"/>
    </style:style>
    <style:style style:name="P19" style:family="paragraph" style:parent-style-name="Text_20_body">
      <style:text-properties officeooo:rsid="00325348" officeooo:paragraph-rsid="00325348"/>
    </style:style>
    <style:style style:name="P20" style:family="paragraph" style:parent-style-name="Text_20_body" style:list-style-name="L6">
      <style:text-properties officeooo:rsid="00325348" officeooo:paragraph-rsid="00325348"/>
    </style:style>
    <style:style style:name="P21" style:family="paragraph" style:parent-style-name="Heading_20_2">
      <style:text-properties officeooo:rsid="00219648" officeooo:paragraph-rsid="00219648"/>
    </style:style>
    <style:style style:name="P22" style:family="paragraph" style:parent-style-name="Heading_20_1">
      <style:text-properties officeooo:rsid="00219648" officeooo:paragraph-rsid="00219648"/>
    </style:style>
    <style:style style:name="P23" style:family="paragraph" style:parent-style-name="Heading_20_1">
      <style:text-properties officeooo:rsid="0029f2b0" officeooo:paragraph-rsid="0029f2b0"/>
    </style:style>
    <style:style style:name="P24" style:family="paragraph" style:parent-style-name="Heading_20_1">
      <style:paragraph-properties fo:break-before="page"/>
    </style:style>
    <style:style style:name="P25" style:family="paragraph">
      <loext:graphic-properties draw:fill="none" draw:fill-color="#ffffff"/>
    </style:style>
    <style:style style:name="T1" style:family="text">
      <style:text-properties officeooo:rsid="001e5f5a"/>
    </style:style>
    <style:style style:name="T2" style:family="text">
      <style:text-properties officeooo:rsid="00274345"/>
    </style:style>
    <style:style style:name="T3" style:family="text">
      <style:text-properties officeooo:rsid="002b33eb"/>
    </style:style>
    <style:style style:name="T4" style:family="text">
      <style:text-properties officeooo:rsid="003253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5.6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waPermissions Architecture Document</text:p>
      <text:p text:style-name="P1"/>
      <text:h text:style-name="P24" text:outline-level="1">Database Structure</text:h>
      <text:p text:style-name="Text_20_body"/>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table:number-columns-spanned="6" office:value-type="string">
            <text:p text:style-name="P9">ElasticSearch</text:p>
          </table:table-cell>
          <table:covered-table-cell/>
          <table:covered-table-cell/>
          <table:covered-table-cell/>
          <table:covered-table-cell/>
          <table:covered-table-cell/>
        </table:table-row>
        <table:table-row>
          <table:table-cell table:style-name="Table1.A2" table:number-columns-spanned="2" office:value-type="string">
            <text:p text:style-name="P9"><text:span text:style-name="T1">b</text:span>ans</text:p>
          </table:table-cell>
          <table:covered-table-cell/>
          <table:table-cell table:style-name="Table1.A2" office:value-type="string">
            <text:p text:style-name="P9"><text:span text:style-name="T1">p</text:span>layers</text:p>
          </table:table-cell>
          <table:table-cell table:style-name="Table1.A2" office:value-type="string">
            <text:p text:style-name="P9">homes</text:p>
          </table:table-cell>
          <table:table-cell table:style-name="Table1.A2" office:value-type="string">
            <text:p text:style-name="P9"><text:span text:style-name="T1">l</text:span>ocations</text:p>
          </table:table-cell>
          <table:table-cell table:style-name="Table1.F2" office:value-type="string">
            <text:p text:style-name="P9">warps</text:p>
          </table:table-cell>
        </table:table-row>
        <table:table-row>
          <table:table-cell table:style-name="Table1.A2" office:value-type="string">
            <text:p text:style-name="P8">IPs</text:p>
          </table:table-cell>
          <table:table-cell table:style-name="Table1.A2" office:value-type="string">
            <text:p text:style-name="P8">UUID</text:p>
          </table:table-cell>
          <table:table-cell table:style-name="Table1.A2" office:value-type="string">
            <text:p text:style-name="P8">UUID</text:p>
          </table:table-cell>
          <table:table-cell table:style-name="Table1.A2" office:value-type="string">
            <text:p text:style-name="P8">UUID</text:p>
          </table:table-cell>
          <table:table-cell table:style-name="Table1.A2" office:value-type="string">
            <text:p text:style-name="P8">UUID</text:p>
          </table:table-cell>
          <table:table-cell table:style-name="Table1.F2" office:value-type="string">
            <text:p text:style-name="P8">nam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Text_20_body"/>
      <text:list xml:id="list4279011374" text:style-name="L1">
        <text:list-item>
          <text:p text:style-name="P10">Bans JSON Structure</text:p>
          <text:list>
            <text:list-item>
              <text:p text:style-name="P10">UUID</text:p>
            </text:list-item>
          </text:list>
        </text:list-item>
      </text:list>
      <text:list xml:id="list2651298547" text:style-name="L2">
        <text:list-item>
          <text:list>
            <text:list-header>
              <text:p text:style-name="P11"><draw:frame text:anchor-type="paragraph" draw:z-index="1" draw:name="Shape2" draw:style-name="gr2" draw:text-style-name="P25" svg:width="5.0835in" svg:height="2.6843in" svg:x="0.8063in" svg:y="0.1327in"><draw:text-box><text:p>{</text:p><text:p><text:s text:c="2"/>"_index": "bans",</text:p><text:p><text:s text:c="2"/>"_type": "_doc",</text:p><text:p><text:s text:c="2"/>"_id": &lt;player UUID&gt;,</text:p><text:p><text:s text:c="2"/>"_version": 1,</text:p><text:p><text:s text:c="2"/>"_score": 1,</text:p><text:p><text:s text:c="2"/>"_source": {</text:p><text:p><text:s text:c="4"/>"&lt;ISO_LOCAL_DATE_TIME String&gt;": {},</text:p><text:p><text:s text:c="4"/>"2019-08-06T13:18:54.224171": {},</text:p><text:p><text:s text:c="4"/>"2019-08-08T13:18:54.224326": {},</text:p><text:p><text:s text:c="4"/>"2019-08-05T13:18:54.224091": {},</text:p><text:p><text:s text:c="4"/>"2019-08-07T13:18:54.224249": {}</text:p><text:p><text:s text:c="2"/>}</text:p><text:p>}</text:p></draw:text-box></draw:frame></text:p>
            </text:list-header>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21626964574320" text:continue-list="list4279011374" text:style-name="L1">
        <text:list-item>
          <text:list>
            <text:list-item>
              <text:p text:style-name="P10"><text:soft-page-break/>IPs</text:p>
            </text:list-item>
          </text:list>
        </text:list-item>
        <text:list-item>
          <text:p text:style-name="P10">Players JSON Structure</text:p>
        </text:list-item>
      </text:list>
      <text:p text:style-name="P2"/>
      <text:p text:style-name="P2"><draw:frame text:anchor-type="paragraph" draw:z-index="0" draw:name="Shape1" draw:style-name="gr1" draw:text-style-name="P25" svg:width="6.2815in" svg:height="5.6287in" svg:x="0.6189in" svg:y="-0.5929in"><draw:text-box><text:p/><text:p>{</text:p><text:p><text:tab/>"_index": "players",</text:p><text:p><text:tab/>"_type": "_doc",</text:p><text:p><text:tab/>"_id": &lt;player UUID&gt;,</text:p><text:p><text:tab/>"_source": {</text:p><text:p><text:tab/><text:tab/><text:tab/>"play-time": 0,</text:p><text:p><text:tab/><text:tab/><text:tab/>"nick": &lt;JSONArray of Strings&gt;,</text:p><text:p><text:tab/><text:tab/><text:tab/>"last-login": &lt;ISO_LOCAL_DATE_TIME String&gt;,</text:p><text:p><text:tab/><text:tab/><text:tab/>"last-logout": &lt;ISO_LOCAL_DATE_TIME String&gt;,</text:p><text:p><text:tab/><text:tab/><text:tab/>"star": &lt;JSONObject&gt;,</text:p><text:p><text:tab/><text:tab/><text:tab/>"ip": &lt;JSONArray of Strings&gt;,</text:p><text:p><text:tab/><text:tab/><text:tab/>"name": &lt;String&gt;,</text:p><text:p><text:tab/><text:tab/><text:tab/>"name-data": &lt;JSONArray of Strings&gt;,</text:p><text:p><text:tab/><text:tab/><text:tab/>"rank": &lt;String&gt;,</text:p><text:p><text:tab/><text:tab/><text:tab/>"banned": &lt;boolean&gt;,</text:p><text:p><text:tab/><text:tab/><text:tab/>"tag": &lt;String&gt;,</text:p><text:p><text:tab/><text:tab/><text:tab/>"first-login": &lt;ISO_LOCAL_DATE_TIME String&gt;</text:p><text:p><text:tab/>}</text:p><text:p>}</text:p></draw:text-box></draw:frame></text:p>
      <text:p text:style-name="P2"/>
      <text:p text:style-name="P2"/>
      <text:p text:style-name="P2"/>
      <text:p text:style-name="P2"/>
      <text:p text:style-name="P2"/>
      <text:p text:style-name="P2"/>
      <text:p text:style-name="P2"/>
      <text:p text:style-name="P2"/>
      <text:p text:style-name="P2"/>
      <text:list xml:id="list221627117206193" text:continue-numbering="true" text:style-name="L1">
        <text:list-item>
          <text:p text:style-name="P10">Homes JSON Structure</text:p>
        </text:list-item>
        <text:list-item>
          <text:p text:style-name="P10">Locations JSON Structure</text:p>
        </text:list-item>
        <text:list-item>
          <text:p text:style-name="P10">Warps JSON Structure</text:p>
        </text:list-item>
      </text:list>
      <text:p text:style-name="P2"/>
      <text:p text:style-name="P2"/>
      <text:p text:style-name="P2"/>
      <text:h text:style-name="P22" text:outline-level="1">Ban System Structure</text:h>
      <text:p text:style-name="P3"/>
      <text:h text:style-name="P21" text:outline-level="2">Ban Command Structure</text:h>
      <text:list xml:id="list2445581643" text:style-name="L3">
        <text:list-item>
          <text:p text:style-name="P12">Get command inputs</text:p>
        </text:list-item>
        <text:list-item>
          <text:p text:style-name="P13">Is user online or offline?</text:p>
          <text:list>
            <text:list-item>
              <text:p text:style-name="P13">Offline – Get UUID from database</text:p>
            </text:list-item>
            <text:list-item>
              <text:p text:style-name="P13">Online – Get UUID from player object</text:p>
            </text:list-item>
          </text:list>
        </text:list-item>
        <text:list-item>
          <text:p text:style-name="P14">Assemble ban data structures</text:p>
        </text:list-item>
        <text:list-item>
          <text:p text:style-name="P14">Update ElasticSearch</text:p>
        </text:list-item>
        <text:list-item>
          <text:p text:style-name="P14"><text:soft-page-break/>Kick user if online</text:p>
        </text:list-item>
        <text:list-item>
          <text:p text:style-name="P15">Feedback to admin</text:p>
        </text:list-item>
      </text:list>
      <text:p text:style-name="P4"/>
      <text:p text:style-name="P4"><text:bookmark-start text:name="__DdeLink__135_926796260"/>/<text:span text:style-name="T2">ban &lt;-[u:o]&gt; -p &lt;player&gt; -r &lt;reason&gt; </text:span><text:bookmark-end text:name="__DdeLink__135_926796260"/><text:span text:style-name="T2">[&lt;-d:h:m&gt; &lt;integer&gt;]</text:span></text:p>
      <text:p text:style-name="P3"/>
      <text:h text:style-name="P23" text:outline-level="1">Player Lookup caching</text:h>
      <text:list xml:id="list643746082" text:style-name="L4">
        <text:list-item>
          <text:p text:style-name="P16">Player Lookup Cache</text:p>
          <text:list>
            <text:list-item>
              <text:p text:style-name="P16">Type: HashMap&lt;<text:span text:style-name="T3">int</text:span>, HashMap&gt;</text:p>
            </text:list-item>
            <text:list-item>
              <text:p text:style-name="P16">Purpose: When multiple calls need to lookup the same player data within short periods of time.</text:p>
            </text:list-item>
            <text:list-item>
              <text:p text:style-name="P16">When is player data cached?</text:p>
              <text:list>
                <text:list-item>
                  <text:p text:style-name="P16">When a lookup function is called player data is cached</text:p>
                </text:list-item>
              </text:list>
            </text:list-item>
            <text:list-item>
              <text:p text:style-name="P16">Why is it cached?</text:p>
              <text:list>
                <text:list-item>
                  <text:p text:style-name="P16">It is cached so that a series of method calls do not result in multiple lookups of the same data within the same action</text:p>
                </text:list-item>
                <text:list-item>
                  <text:p text:style-name="P16">Ex: When banning a player that is offline the UUID and immunity levels are needed from ESDB. First UUID must be looked up and returned. Then the immunity boolean must be resolved using the command sender immunity level and the target immunity level. </text:p>
                </text:list-item>
              </text:list>
            </text:list-item>
            <text:list-item>
              <text:p text:style-name="P16">How will this work?</text:p>
              <text:list>
                <text:list-item>
                  <text:p text:style-name="P16">Before these calls are made a <text:span text:style-name="T3">synchronous</text:span> method call to “cache player data” can be made. This will load <text:span text:style-name="T3">the player’s data into the storage structure with a unique random number and calls can be made to the storage structure using that random number</text:span></text:p>
                </text:list-item>
                <text:list-item>
                  <text:p text:style-name="P17">When an action sequence ends the cache should be called to clear that entry based on the random number.</text:p>
                </text:list-item>
              </text:list>
            </text:list-item>
            <text:list-item>
              <text:p text:style-name="P17">Why label it with a random number?</text:p>
              <text:list>
                <text:list-item>
                  <text:p text:style-name="P17">The random number allows a specific action sequence to access only its cached player data and not that of another action sequence.</text:p>
                  <text:list>
                    <text:list-item>
                      <text:p text:style-name="P17">Ex: If one administrative user is performing a ban action while another runs some other command that requires caching (at the time of writing this I’m tired and can’t think of another command that would use this but I know there are some) then the two commands would store the same player data using a different ID. So neither one <text:soft-page-break/>will access the same cache but this will also reduce the search calls to two. Instead of three or four.</text:p>
                    </text:list-item>
                  </text:list>
                </text:list-item>
              </text:list>
            </text:list-item>
          </text:list>
        </text:list-item>
      </text:list>
      <text:p text:style-name="P5"/>
      <text:p text:style-name="P5"/>
      <text:p text:style-name="P5"/>
      <text:h text:style-name="Heading_20_1" text:outline-level="1">Warps<text:line-break/></text:h>
      <text:p text:style-name="P6">Warp Structure:</text:p>
      <text:p text:style-name="P7">Types of warps:</text:p>
      <text:list xml:id="list3968328205" text:style-name="L5">
        <text:list-item>
          <text:p text:style-name="P18">Public warp</text:p>
        </text:list-item>
        <text:list-item>
          <text:p text:style-name="P18">Private warp</text:p>
        </text:list-item>
        <text:list-item>
          <text:p text:style-name="P18"><text:span text:style-name="T4">Permission</text:span> warp</text:p>
        </text:list-item>
      </text:list>
      <text:p text:style-name="P7"/>
      <text:p text:style-name="P19">Public Warp:</text:p>
      <text:list xml:id="list3093066693" text:style-name="L6">
        <text:list-item>
          <text:p text:style-name="P20">Defaults:</text:p>
          <text:list>
            <text:list-item>
              <text:p text:style-name="P20">Hidden: false</text:p>
            </text:list-item>
            <text:list-item>
              <text:p text:style-name="P20">Blacklisted: true</text:p>
            </text:list-item>
            <text:list-item>
              <text:p text:style-name="P20">White-listed: false</text:p>
            </text:list-item>
          </text:list>
        </text:list-item>
        <text:list-item>
          <text:p text:style-name="P20">Can change:</text:p>
          <text:list>
            <text:list-item>
              <text:p text:style-name="P20">Hidden</text:p>
            </text:list-item>
            <text:list-item>
              <text:p text:style-name="P20">Whitelist state and members</text:p>
            </text:list-item>
            <text:list-item>
              <text:p text:style-name="P20">Blacklist members (always enabled)</text:p>
            </text:list-item>
            <text:list-item>
              <text:p text:style-name="P20">Type</text:p>
            </text:list-item>
          </text:list>
        </text:list-item>
        <text:list-item>
          <text:p text:style-name="P20">Cannot change</text:p>
          <text:list>
            <text:list-item>
              <text:p text:style-name="P20">permissions</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0T21:28:35.299486700</meta:creation-date>
    <dc:date>2019-09-14T22:16:25.428931333</dc:date>
    <meta:editing-duration>PT19H36M50S</meta:editing-duration>
    <meta:editing-cycles>12</meta:editing-cycles>
    <meta:generator>LibreOffice/6.0.7.3$Linux_X86_64 LibreOffice_project/00m0$Build-3</meta:generator>
    <meta:document-statistic meta:table-count="1" meta:image-count="0" meta:object-count="0" meta:page-count="5" meta:paragraph-count="66" meta:word-count="452" meta:character-count="2443" meta:non-whitespace-character-count="2101"/>
  </office:meta>
</office:document-meta>
</file>